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3">
      <style:paragraph-properties fo:margin-top="0.0417in" fo:margin-bottom="0.0693in" fo:orphans="2" fo:widows="2"/>
    </style:style>
    <style:style style:name="P32" style:family="paragraph" style:parent-style-name="Heading_20_3">
      <style:paragraph-properties fo:margin-top="0.0835in" fo:margin-bottom="0.0693in" fo:orphans="2" fo:widows="2"/>
    </style:style>
    <style:style style:name="P33" style:family="paragraph" style:parent-style-name="Heading_20_2">
      <style:paragraph-properties fo:margin-top="0in" fo:margin-bottom="0.0555in" fo:orphans="2" fo:widows="2"/>
    </style:style>
    <style:style style:name="P34" style:family="paragraph" style:parent-style-name="Heading_20_1" style:master-page-name="Standard">
      <style:paragraph-properties fo:margin-top="0in" fo:margin-bottom="0in" fo:orphans="2" fo:widows="2" style:page-number="auto"/>
    </style:style>
    <style:style style:name="P35" style:family="paragraph" style:parent-style-name="sectionheading">
      <style:paragraph-properties fo:margin-top="0in" fo:margin-bottom="0.0555in" fo:orphans="2" fo:widows="2"/>
    </style:style>
    <style:style style:name="P36" style:family="paragraph" style:parent-style-name="sectionheading">
      <style:paragraph-properties fo:margin-top="0.0417in" fo:margin-bottom="0.0555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fo:font-size="10.5pt" style:font-size-asian="10.5pt" style:font-size-complex="10.5pt"/>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37"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37" svg:width="2.7913in" svg:height="0.135in" svg:x="-1.75in" svg:y="0in">
        <draw:image xlink:href="Pictures/2000000700000FB5000000C94FDA4EAC.wmf" xlink:type="simple" xlink:show="embed" xlink:actuate="onLoad">
          <text:p/>
        </draw:image>
      </draw:frame>
      <text:h text:style-name="P34" text:outline-level="1"><text:bookmark text:name="R-1067549"/>Life Cycle of JDO Instances</text:h>
      <text:p text:style-name="P14"><text:bookmark text:name="_GoBack"/><draw:frame draw:style-name="fr2" draw:name="graphics1" text:anchor-type="as-char" svg:width="6.5in" svg:height="0.1346in" draw:z-index="22"><draw:image xlink:href="Pictures/20000007000025F9000000C9F0140E06.wmf" xlink:type="simple" xlink:show="embed" xlink:actuate="onLoad"/></draw:frame></text:p>
      <text:p text:style-name="P23">This chapter specifies the life cycle for persistence capable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0"><draw:image xlink:href="Pictures/2000000700000FB5000000C94FDA4EAC.wmf" xlink:type="simple" xlink:show="embed" xlink:actuate="onLoad"/></draw:frame></text:p>
      <text:h text:style-name="P33" text:outline-level="2"><text:bookmark text:name="R-1060202"/>Overview<text:span text:style-name="T4">42</text:span></text:h>
      <text:p text:style-name="P23">JDO instances might be A5.1-2 [transient], A5.1-AD1 [detached], or A5.1-1 [persistent]. That is, they might represent the persistent state of data contained in a transactional datastore. If a JDO instance is transient (and not transactional), then the instance behaves exactly like an ordinary instance of the persistence capable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ransient instance, with a few significant exceptions. A detached instance does not necessarily have all of its persistent fields loaded from the data store, and A5.1-AD2 [any attempt to access unloaded fields, whether for read or write, is denied.] A5.1-AD3 [A detached instance maintains its persistent identity and the identity can be obtained by an observer.] A5.1-AD4 [A detached instance allows changes to be made to loaded fields, and tracks those changes while detached.] A5.1-AD5 [Detached instances never observe transaction boundaries.]</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ransient JDO instances might observe transaction boundaries, in which the state of the instances is either A5.1-3 [preserved] (on commit) or A5.1-4 [restored] (on rollback). Transient instances that observe transaction boundaries are called transient transactional instances. Support for transient transactional instances is a JDO option; that is, a JDO compliant implementation is not required to implement the APIs that cause the state transitions associated with transient transactional instances.</text:p>
      <text:p text:style-name="P23">A5.1-5 [Under application control, persistent JDO instances might not observe transaction boundaries. These instances are called persistent-nontransactional instances, and the life cycle of these instances is not affected by transaction boundaries.]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0"><draw:image xlink:href="Pictures/2000000700000FB5000000C94FDA4EAC.wmf" xlink:type="simple" xlink:show="embed" xlink:actuate="onLoad"/></draw:frame></text:p>
      <text:h text:style-name="P33"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A5.2-1 [Several JDO <text:span text:style-name="T1">PersistenceManager</text:span>s might be coresident] and A5.2-2 [might share the same persistence capable classes] (although A5.2-3 [a JDO instance can be associated with only one <text:span text:style-name="T1">PersistenceManager</text:span> at a time])</text:p>
      <text:p text:style-name="P15"><draw:frame draw:style-name="fr2" draw:name="3" text:anchor-type="as-char" svg:width="2.7917in" svg:height="0.1346in" draw:z-index="0"><draw:image xlink:href="Pictures/2000000700000FB5000000C94FDA4EAC.wmf" xlink:type="simple" xlink:show="embed" xlink:actuate="onLoad"/></draw:frame></text:p>
      <text:h text:style-name="P33" text:outline-level="2">Architecture: </text:h>
      <text:h text:style-name="P35" text:outline-level="4"><text:tab/><text:tab/>JDO Instances</text:h>
      <text:p text:style-name="P23">For transient JDO instances, there is no supporting infrastructure required. That is, transient instances will never make calls to methods to the persistence infrastructure. There is no requirement to instantiate objects outside the application domain. A5.3-1 [In a binary-compatible implementation, there is no difference in behavior between transient instances of enhanced classes and transient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persistence capable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6"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6"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0"><draw:image xlink:href="Pictures/2000000700000FB5000000C94FDA4EAC.wmf" xlink:type="simple" xlink:show="embed" xlink:actuate="onLoad"/></draw:frame></text:p>
      <text:h text:style-name="P33" text:outline-level="2">JDO Identity</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object identity is entirely managed by the Java Virtual Machine. Instances are identical if and only if they occupy the same storage location within the JVM. The Java VM implements object identity via the = = operator. This can be used by JDO implementations to determine whether two instances are identical (have the same location) in the VM.</text:p>
      <text:p text:style-name="P23">Java object equality is determined by the class. Distinct instances are equal if they represent the same data, such as the same value for an <text:span text:style-name="T1">Integer</text:span>, or same set of bits for a <text:span text:style-name="T1">BitSet</text:span>.</text:p>
      <text:p text:style-name="P23">The application implements hashCode and equals,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23">The interaction between Java object identity and equality is an important one for JDO developers. Java object equality is an application specific concept, and A5.4-1 [JDO implementations must not change the application’s semantic of equality]. Still, A5.4-2 [JDO implementations must manage the cache of JDO instances such that there is only one JDO instance associated with each JDO <text:span text:style-name="T1">PersistenceManager</text:span> representing the persistent state of each corresponding datastore object]. Therefore, JDO defines object identity differently from both the Java VM object identity and from the application equality.</text:p>
      <text:p text:style-name="P23">Applications should implement <text:span text:style-name="T1">equals</text:span> for persistence-capable classes differently from <text:span text:style-name="T1">Object</text:span>’s default <text:span text:style-name="T1">equals</text:span> implementation, which simply uses the Java VM object identity. This is because the JVM object identity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span text:style-name="T1">equals</text:span> should exactly match the JDO implementation of equality, using the primary key or <text:span text:style-name="T1">ObjectId</text:span> as the key. This policy is not enforced, but if it is not correctly implemented, semantics of standard collections and JDO collections may differ.</text:p>
      <text:p text:style-name="P23">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36" text:outline-level="4"><text:tab/><text:tab/>Three Types of JDO identity</text:h>
      <text:p text:style-name="P23">JDO defines three types of JDO identity:</text:p>
      <text:p text:style-name="P20">•<text:tab/>Application identity - JDO identity managed by the application and enforced by the datastore; JDO identity is often called the primary key</text:p>
      <text:p text:style-name="P20">•<text:tab/>Datastore identity - JDO identity managed by the datastore without being tied to any field values of a JDO instance</text:p>
      <text:p text:style-name="P20">•<text:tab/>Nondurable identity - JDO identity managed by the implementation to guarantee uniqueness in the JVM but not in the datastore</text:p>
      <text:p text:style-name="P23">The type of JDO identity used is a property of a JDO persistence-capable class and is fixed at class loading time.</text:p>
      <text:p text:style-name="P23">The representation of JDO identity in the JVM is via a JDO object id. A5.4-4 [Every persistent instance (Java instance representing a persistent object) has a corresponding object id.] There might be an instance in the JVM representing the object id, or not. A5.4-5 [The object id JVM instance corresponding to a persistent instance might be acquired by the application at run time and used later to obtain a reference to the same datastore object, and it might be saved to and retrieved from durable storage (by serialization or other technique).] </text:p>
      <text:p text:style-name="P23">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JDO identity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A5.4-6 [the object returned by any call to <text:span text:style-name="T1">getObjectId</text:span> might be modified by the user, but that modification does not affect the identity of the object that was originally referred]. That is, the call to <text:span text:style-name="T1">getObjectId</text:span> returns only a copy of the object identity used internally by the implementation.</text:p>
      <text:p text:style-name="P23">It is a requirement that A5.4-7 [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object identity (specifically, all instances returned by <text:span text:style-name="T1">getObjectId</text:span> from the instances must return <text:span text:style-name="T1">true</text:span> to <text:span text:style-name="T1">equals</text:span> comparisons with all others)]. </text:p>
      <text:p text:style-name="P23">Further, A5.4-8 [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p>
      <text:p text:style-name="P23">The JDO identity of transient instances is not defined. A5.4-9 [Attempts to get the object id for a transient instance will return <text:span text:style-name="T1">null</text:span>.]</text:p>
      <text:h text:style-name="P36" text:outline-level="4"><text:tab/><text:tab/>Uniquing</text:h>
      <text:p text:style-name="P23">JDO identity of persistent instances is managed by the implementation. A5.4-10 [For a durable JDO identity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p>
      <text:h text:style-name="P36" text:outline-level="4"><text:tab/><text:tab/>Change of identity</text:h>
      <text:p text:style-name="P23"><text:bookmark text:name="X-10626121"/>A5.4-12 [Change of identity is supported only for application identity, and is an optional feature of a JDO implementation. An application attempt to change the identity of an instance (by writing a primary key field) where the implementation does not support this optional feature results in <text:span text:style-name="T1">JDOUnsupportedOptionException</text:span> being thrown. The exception might be thrown immediately or upon flush or transaction commit.]</text:p>
      <text:p text:style-name="P22"><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A5.4-11 [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primary key fields.]</text:p>
      <text:h text:style-name="P36" text:outline-level="4"><text:tab/><text:tab/>JDO Identity Support</text:h>
      <text:p text:style-name="P23">A JDO implementation is required to support either or both of application (primary key) identity or datastore identity, and may optionally support nondurable identity.</text:p>
      <text:h text:style-name="P31" text:outline-level="3">Application (primary key) identity</text:h>
      <text:p text:style-name="P23">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primary key fields in the JDO class, and the types of the corresponding fields must be identical;</text:p>
      <text:p text:style-name="P20">•<text:tab/>the <text:span text:style-name="T1">equals()</text:span> and <text:span text:style-name="T1">hashCode()</text:span> methods of the <text:span text:style-name="T1">ObjectId</text:span> class must use the value(s) of all the fields corresponding to the primary key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soft-page-break/>•<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hese restrictions allow the application to construct an instance of the primary key class providing values only for the primary key fields, or alternatively providing only the result of <text:span text:style-name="T1">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A5.4.1-1 [Any JDO implementation must be able to use the JDO object id instance from any other JDO implementation.]</text:p>
      <text:p text:style-name="P23">A primary key identity is associated with a specific set of fields. The fields associated with the primary key are a property of the persistence-capable class, and cannot be changed after the class is enhanced for use at runtime. A5.4.1-2 [When a transient instance is made persistent, the implementation uses the values of the fields associated with the primary key to construct the JDO identity.] </text:p>
      <text:p text:style-name="P23">A5.4.1-4 [A primary key instance must have none of its primary key fields set to null when used to find a persistent instance. The persistence manager will throw JDOUserException if the primary key instance contains any null values when the key instance is the parameter of getObjectById. ]</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6" text:outline-level="4"><text:bookmark text:name="X-101871151"/><text:tab/><text:tab/>Compound Identity</text:h>
      <text:p text:style-name="P23">A5.4.1-5 [Compound identity is a special case of application identity. References to other persistence-capable classes can be defined as key fields. In this case, the object id class contains a field that is of the type of the object id of the relationship field. ]</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1" text:outline-level="3"><text:soft-page-break/>Single Field Identity</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single field identity. </text:p>
      <text:p text:style-name="P25">package javax.jdo.identity;</text:p>
      <text:p text:style-name="P25">public abstract class SingleFieldIdentity </text:p>
      <text:p text:style-name="P25"><text:tab/><text:tab/>implements Externalizable, Comparable {</text:p>
      <text:p text:style-name="P25"><text:tab/>protected SingleFieldIdentity(Class pcClass);</text:p>
      <text:p text:style-name="P25"><text:tab/>public Class getTargetClass();</text:p>
      <text:p text:style-name="P25"><text:tab/>public String getTargetClassName();</text:p>
      <text:p text:style-name="P25"><text:tab/>public Object getKeyAsObject();</text:p>
      <text:p text:style-name="P25">}</text:p>
      <text:p text:style-name="P25"/>
      <text:p text:style-name="P25">public class ByteIdentity </text:p>
      <text:p text:style-name="P25"><text:tab/>extends SingleFieldIdentity {</text:p>
      <text:p text:style-name="P25"><text:tab/>public byte getKey();</text:p>
      <text:p text:style-name="P25"><text:tab/>public ByteIdentity(Class pcClass, byte key);</text:p>
      <text:p text:style-name="P25"><text:tab/>public ByteIdentity(Class pcClass, Byte key);</text:p>
      <text:p text:style-name="P25"><text:tab/>public ByteIdentity(Class pcClass, String key);</text:p>
      <text:p text:style-name="P25">}</text:p>
      <text:p text:style-name="P25"/>
      <text:p text:style-name="P25">public class CharIdentity </text:p>
      <text:p text:style-name="P25"><text:tab/>extends SingleFieldIdentity {</text:p>
      <text:p text:style-name="P25"><text:tab/>public char getKey();</text:p>
      <text:p text:style-name="P25"><text:tab/>public CharIdentity(Class pcClass, char key);</text:p>
      <text:p text:style-name="P25"><text:tab/>public CharIdentity(Class pcClass, Character key);</text:p>
      <text:p text:style-name="P25"><text:tab/>public CharIdentity(Class pcClass, String key);</text:p>
      <text:p text:style-name="P25">}</text:p>
      <text:p text:style-name="P25"/>
      <text:p text:style-name="P25">public class ShortIdentity</text:p>
      <text:p text:style-name="P25"><text:tab/>extends SingleFieldIdentity {</text:p>
      <text:p text:style-name="P25"><text:tab/>public short getKey();</text:p>
      <text:p text:style-name="P25"><text:tab/>public ShortIdentity(Class pcClass, short key);</text:p>
      <text:p text:style-name="P25"><text:tab/>public ShortIdentity(Class pcClass, Short key);</text:p>
      <text:p text:style-name="P25"><text:tab/>public ShortIdentity(Class pcClass, String key);</text:p>
      <text:p text:style-name="P25">}</text:p>
      <text:p text:style-name="P25"/>
      <text:p text:style-name="P25">public class IntIdentity</text:p>
      <text:p text:style-name="P25"><text:tab/>extends SingleFieldIdentity {</text:p>
      <text:p text:style-name="P25"><text:tab/>public int getKey();</text:p>
      <text:p text:style-name="P25"><text:tab/>public IntIdentity(Class pcClass, int key);</text:p>
      <text:p text:style-name="P25"><text:tab/>public IntIdentity(Class pcClass, Integer key);</text:p>
      <text:p text:style-name="P25"><text:tab/>public IntIdentity(Class pcClass, String key);</text:p>
      <text:p text:style-name="P25">}</text:p>
      <text:p text:style-name="P25"/>
      <text:p text:style-name="P25">public class LongIdentity</text:p>
      <text:p text:style-name="P25"><text:tab/>extends SingleFieldIdentity {</text:p>
      <text:p text:style-name="P25"><text:tab/>public long getKey();</text:p>
      <text:p text:style-name="P25"><text:tab/>public LongIdentity(Class pcClass, long key);</text:p>
      <text:p text:style-name="P25"><text:tab/>public LongIdentity(Class pcClass, Long key);</text:p>
      <text:p text:style-name="P25"><text:tab/>public LongIdentity(Class pcClass, String key);</text:p>
      <text:p text:style-name="P25">}</text:p>
      <text:p text:style-name="P25"/>
      <text:p text:style-name="P25"><text:soft-page-break/>public class StringIdentity</text:p>
      <text:p text:style-name="P25"><text:tab/>extends SingleFieldIdentity {</text:p>
      <text:p text:style-name="P25"><text:tab/>public String getKey();</text:p>
      <text:p text:style-name="P25"><text:tab/>public StringIdentity(Class pcClass, String key);</text:p>
      <text:p text:style-name="P25">}</text:p>
      <text:p text:style-name="P25"/>
      <text:p text:style-name="P25">public class ObjectIdentity</text:p>
      <text:p text:style-name="P25"><text:tab/>extends SingleFieldIdentity {</text:p>
      <text:p text:style-name="P25"><text:tab/>public Object getKey();</text:p>
      <text:p text:style-name="P25"><text:tab/>public ObjectIdentity(Class pcClass, Object key);</text:p>
      <text:p text:style-name="P25">}</text:p>
      <text:p text:style-name="P25"/>
      <text:p text:style-name="P23">The constructors that take reference types throw <text:span text:style-name="T1">JDONullIdentityException</text:span>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span text:style-name="T1">parseXXX</text:span> method of the corresponding wrapper class.</text:p>
      <text:p text:style-name="P23">Instances of <text:span text:style-name="T1">SingleFieldIdentity</text:span> classes are immutable. When serialized, the name of the target class is serialized. When deserialized, the name of the target class is restored, but not the target class. The deserialized instance will return <text:span text:style-name="T1">null</text:span> to <text:span text:style-name="T1">getTargetClass</text:span>. All instances will return the “binary” name of the target class (the result of <text:span text:style-name="T1">Class.getName()</text:span>).</text:p>
      <text:p text:style-name="P23">The <text:span text:style-name="T1">SingleFieldIdentity</text:span> classes adhere to all of the requirements for application object id classes, with the exception of field names. That is, there are no public fields visible to the application.</text:p>
      <text:p text:style-name="P23">The <text:span text:style-name="T1">SingleFieldIdentity</text:span> classes implement the <text:span text:style-name="T1">Comparable</text:span> interface. They can thus be used as elements in ordered <text:span text:style-name="T1">Set</text:span>s and keys in ordered <text:span text:style-name="T1">Map</text:span>s. The order is an absolute ordering. In the specific case of <text:span text:style-name="T1">ObjectIdentity</text:span>, the ordering is based first upon the name of the target class and second upon the value of the key. If the key does not implement <text:span text:style-name="T1">Comparable</text:span>, then the <text:span text:style-name="T1">compareTo</text:span> method in <text:span text:style-name="T1">ObjectIdentity</text:span> will throw <text:span text:style-name="T1">ClassCastException</text:span>.</text:p>
      <text:h text:style-name="P31" text:outline-level="3">Datastore identity</text:h>
      <text:p text:style-name="P23">A5.4.2-1 [This is the JDO identity type used for datastores in which the identity of the data in the datastore does not depend on the values in the instance. The implementation guarantees uniqueness for all instances.]</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A5.4.2-2 [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JDO identity of an instance of a class using datastore identity.</text:p>
      <text:h text:style-name="P31" text:outline-level="3">Nondurable JDO identity</text:h>
      <text:p text:style-name="P23">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A5.4.3-1[the application might change a single field of an instance with duplicate objects in the datastore, and the expected result in the datastore is that exactly one instance has its field changed]. A5.4.3-2 [If multiple instances in memory are modified, then instances in the datastore are modified corresponding one-to-one with the modified instances in memory]. Similarly, A5.4.3-3 [ if the application deletes some number of multiple duplicate objects, the same number of the objects in the datastore must be deleted.]</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A5.4.3-12 [If both instances were changed, then the transaction will fail at commit, with a JDOUserException because the changes must be applied to different datastore instances. ]</text:p>
      <text:p text:style-name="P23">Because the JDO identity is not visible in the datastore, there are special behaviors with regard to nondurable JDO identity:</text:p>
      <text:p text:style-name="P20">•<text:span text:style-name="T3"><text:tab/></text:span>A5.4.3-5 [the <text:span text:style-name="T1">ObjectId</text:span> is not valid after making the associated instance hollow, and attempts to retrieve it will throw a <text:span text:style-name="T1">JDOUserException</text:span>;]</text:p>
      <text:p text:style-name="P20">•<text:span text:style-name="T3"><text:tab/></text:span>A5.4.3-6 [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p>
      <text:p text:style-name="P20">•<text:span text:style-name="T3"><text:tab/></text:span>A5.4.3-7 [the persistent instance might transition to persistent-nontransactional or hollow but cannot transition to any other state afterward;]</text:p>
      <text:p text:style-name="P20">•<text:span text:style-name="T3"><text:tab/></text:span>A5.4.3-8 [attempts to access the instance in the hollow state will throw a <text:span text:style-name="T1">JDOUserException</text:span>;]</text:p>
      <text:p text:style-name="P20"><text:soft-page-break/>•<text:span text:style-name="T3"><text:tab/></text:span>A5.4.3-9 [the results of a query in the datastore will always return instances that are not already in the Java VM, so multiple queries that find the same objects in the datastore will return additional JDO instances with the same values and different JDO identities;]</text:p>
      <text:p text:style-name="P20">•<text:span text:style-name="T3"><text:tab/></text:span>A5.4.3-10 [<text:span text:style-name="T1">makePersistent</text:span> will succeed even though another instance already has the same values for all persistent fields.]</text:p>
      <text:p text:style-name="P23">A5.4.3-11 [For JDO identity that is not managed by the datastore, the class that implements JDO <text:span text:style-name="T1">ObjectId</text:span> has the following characteristics:</text:p>
      <text:p text:style-name="P20">•<text:tab/>the <text:span text:style-name="T1">ObjectId</text:span> class must be public;</text:p>
      <text:p text:style-name="P20">•<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p>
      <text:p text:style-name="P15"><draw:frame draw:style-name="fr2" draw:name="5" text:anchor-type="as-char" svg:width="2.7917in" svg:height="0.1346in" draw:z-index="0"><draw:image xlink:href="Pictures/2000000700000FB5000000C94FDA4EAC.wmf" xlink:type="simple" xlink:show="embed" xlink:actuate="onLoad"/></draw:frame></text:p>
      <text:h text:style-name="P33" text:outline-level="2">Life Cycle States</text:h>
      <text:p text:style-name="P23">A5.5-1 [ There are many states defined by this specification. Some states are required, and others states are optional. ] If an implementation does not support certain operations, then these optional states are not reachable.</text:p>
      <text:h text:style-name="P36" text:outline-level="4"><text:tab/><text:tab/>Datastore Transactions</text:h>
      <text:p text:style-name="P23">The following descriptions apply to datastore transactions with retainValues=false. Optimistic transaction and retainValues=true state transitions are covered later in this chapter.</text:p>
      <text:h text:style-name="P31" text:outline-level="3">Transient (Required)</text:h>
      <text:p text:style-name="P23">A5.5.1-1 [ JDO instances created by using a developer-written or compiler-generated constructor that do not involve the persistence environment behave exactly like instances of the unenhanced class. ]</text:p>
      <text:p text:style-name="P23">A5.5.1-2 [ There is no JDO identity associated with a transient instance. ]</text:p>
      <text:p text:style-name="P23">A5.5.1-3 [ There is no intermediation to support fetching or storing values for fields.] A5.5.1-4 [ There is no support for demarcation of transaction boundaries. Indeed, there is no transactional behavior of these instances, unless they are referenced by transactional instances at commit time.] </text:p>
      <text:p text:style-name="P23">A5.5.1-5 [ When a persistent instance is committed to the datastore, instances referenced by persistent fields of the flushed instance become persistent. This behavior propagates to all instances in the closure of instances through persistent fields.] This behavior is called persistence by reachability.</text:p>
      <text:p text:style-name="P23">A5.5.1-6 [ No methods of transient instances throw exceptions except those defined by the class developer.]</text:p>
      <text:p text:style-name="P23">A5.5.1-7 [A transient instance transitions to persistent-new if it is the parameter of <text:span text:style-name="T1">makePersistent</text:span>], or A5.5.1-8 [ if it is referenced by a persistent field of a persistent instance when that instance is committed or made persistent.]</text:p>
      <text:h text:style-name="P31" text:outline-level="3"><text:soft-page-break/>Persistent-new (Required)</text:h>
      <text:p text:style-name="P23">A5.5.2-1 [ JDO instances that are newly persistent in the current transaction are persistent-new. This is the state of an instance that has been requested by the application component to become persistent, by using one of the <text:span text:style-name="T1">PersistenceManager</text:span> <text:span text:style-name="T1">makePersistent</text:span> methods on the instance.]</text:p>
      <text:p text:style-name="P23">During the transition from transient to persistent-new</text:p>
      <text:p text:style-name="P20">•<text:tab/>the associated <text:span text:style-name="T1">PersistenceManager</text:span> becomes responsible to implement state interrogation and further state transitions. </text:p>
      <text:p text:style-name="P20">•<text:tab/>if the transaction flag <text:span text:style-name="T1">restoreValues</text:span> is <text:span text:style-name="T1">true</text:span>, A5.5.2-2 [ the values of persistent and transactional non-persistent fields are saved for use during rollback.]</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pan text:style-name="T3"><text:tab/></text:span>A5.5.2-3 [ a JDO identity is assigned to the instance by the JDO implementation.] This identity uniquely identifies the instance inside the <text:span text:style-name="T1">PersistenceManager</text:span> and might uniquely identify the instance in the datastore. A copy of the JDO identity will be returned by the <text:span text:style-name="T1">PersistenceManager</text:span> method <text:span text:style-name="T1">getObjectId(Object)</text:span>.</text:p>
      <text:p text:style-name="P20">•<text:span text:style-name="T3"><text:tab/></text:span>A5.5.2-7 [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p>
      <text:p text:style-name="P23">A5.5.2-4 [ A persistent-new instance transitions to persistent-new-deleted if it is the parameter of <text:span text:style-name="T1">deletePersistent</text:span>.]</text:p>
      <text:p text:style-name="P23">A5.5.2-5 [ A persistent-new instance transitions to hollow when it is flushed to the datastore during <text:span text:style-name="T1">commit</text:span> when retainValues is false. This transition is not visible during <text:span text:style-name="T1">beforeCompletion</text:span>, and is visible during <text:span text:style-name="T1">afterCompletion</text:span>.] A5.5.2-8 [During <text:span text:style-name="T1">beforeCompletion</text:span>, the user-defined <text:span text:style-name="T1">jdoPreStore</text:span> method is called if the class implements <text:span text:style-name="T1">InstanceCallbacks</text:span>.]</text:p>
      <text:p text:style-name="P23">A5.5.2-6 [ A persistent-new instance transitions to transient at rollback.] The instance loses its JDO Identity and its association with the <text:span text:style-name="T1">PersistenceManager.</text:span> A5.5.2-9 [If restoreValues is false, the values of managed fields in the instance are left as they were at the time rollback was called.] If restoreValues is true, the values of managed fields in the instance are restored to the values as they were at the time makePersistent was called.</text:p>
      <text:h text:style-name="P31" text:outline-level="3">Persistent-dirty (Required)</text:h>
      <text:p text:style-name="P23">A5.5.3-1 [ JDO instances that represent persistent data that was changed in the current transaction are persistent-dirty.] </text:p>
      <text:p text:style-name="P23">A5.5.3-2 [ A persistent-dirty instance transitions to persistent-deleted if it is the parameter of <text:span text:style-name="T1">deletePersistent</text:span>.]</text:p>
      <text:p text:style-name="P23">Persistent-dirty instances transition to hollow during A5.5.3-3 [ commit] when retainValues is false or during A5.5.3-4 [ rollback] when restoreValues is false. A5.5.3-7 [During <text:soft-page-break/><text:span text:style-name="T1">beforeCompletion</text:span>, the user-defined <text:span text:style-name="T1">jdoPreStore</text:span> method is called if the class implements <text:span text:style-name="T1">StoreCallback</text:span>.]</text:p>
      <text:p text:style-name="P23">If an application modifies a managed field, but the new value is equal to the old value, then it is an implementation choice whether the JDO instance is modified or not. A5.5.3-5 [ If no modification to any managed field was made by the application, then the implementation must not mark the instance as dirty.] A5.5.3-6 [ If a modification was made to any managed field that changes the value of the field, then the implementation must mark the instance as dirty.]</text:p>
      <text:p text:style-name="P23">A5.5.3-8 [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h text:style-name="P31" text:outline-level="3">Hollow (Required)</text:h>
      <text:p text:style-name="P23">JDO instances that represent specific persistent data in the datastore but whose values are not in the JDO instance are hollow. The hollow state provides for the guarantee of uniqueness for persistent instances between transactions.</text:p>
      <text:p text:style-name="P23">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hollow.</text:p>
      <text:p text:style-name="P23">A JDO implementation is permitted to effect a legal state transition of a hollow instance at any time, as if a field were read. Therefore, the hollow state might not be visible to the application.</text:p>
      <text:p text:style-name="P23">A5.5.4-1 [ 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23">Requests by the application for an instance with the same JDO identity (query, navigation, or lookup by ObjectId), in a subsequent transaction using the same <text:span text:style-name="T1">PersistenceManager</text:span> instance, will return the identical Java instance], assuming it has not been garbage collected. If the application does not hold a strong reference to a hollow instance, the instance might be garbage collected, as the <text:span text:style-name="T1">PersistenceManager</text:span> must not hold a strong reference to any hollow instance.</text:p>
      <text:p text:style-name="P23">A5.5.4-2 [ The hollow JDO instance maintains its JDO identity and its association with the JDO <text:span text:style-name="T1">PersistenceManager</text:span>.] A5.5.4-3 [ If the instance is of a class using application identity, the hollow instance maintains its primary key fields.]</text:p>
      <text:p text:style-name="P23">A5.5.4-4 [ A hollow instance transitions to persistent-deleted if it is the parameter of <text:span text:style-name="T1">deletePersistent</text:span>.]</text:p>
      <text:p text:style-name="P23">A5.5.4-5 [ A hollow instance transitions to persistent-dirty if a change is made to any managed field.] A5.5.4-6 [ It transitions to persistent-clean if a read access is made to any persistent field other than one of the primary key fields.] </text:p>
      <text:p text:style-name="P23">A5.5.4-AD1 [A hollow instance transitions to detached if the transaction associated with its persistence manager is committed while the DetachAllOnCommit property is true.]</text:p>
      <text:p text:style-name="P23">The behavior of persistent instances at close of the corresponding PersistenceManager is not further defined in this specification. </text:p>
      <text:h text:style-name="P31" text:outline-level="3"><text:soft-page-break/>Persistent-clean (Required)</text:h>
      <text:p text:style-name="P23">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23">A5.5.5-1 [ A persistent-clean instance transitions to persistent-dirty if a change is made to any managed field.]</text:p>
      <text:p text:style-name="P23">A5.5.5-2 [ A persistent-clean instance transitions to persistent-deleted if it is the parameter of <text:span text:style-name="T1">deletePersistent</text:span>.] </text:p>
      <text:p text:style-name="P23">A5.5.5-3 [ A persistent-clean instance transitions to persistent-nontransactional if it is the parameter of makeNontransactional.]</text:p>
      <text:p text:style-name="P23">A persistent-clean instance transitions to hollow at A5.5.5-4 [ commit when retainValues is false;] or A5.5.5-5 [ rollback when restoreValues is false.] It retains its identity and its association with the <text:span text:style-name="T1">PersistenceManager</text:span>.</text:p>
      <text:h text:style-name="P31" text:outline-level="3">Persistent-deleted (Required)</text:h>
      <text:p text:style-name="P23">A5.5.6-1 [ JDO instances that represent specific persistent data in the datastore, and that have been deleted in the current transaction, are persistent-deleted.]</text:p>
      <text:p text:style-name="P23">A5.5.6-2 [ Read access to primary key fields is permitted.] A5.5.6-3 &amp; A5.5.6-4 [ Any other access to persistent fields is not supported and might throw a <text:span text:style-name="T1">JDOUserException</text:span>.]</text:p>
      <text:p text:style-name="P23">A5.5.6-7 [Before the transition to persistent-deleted, the user-written <text:span text:style-name="T1">jdoPreDelete</text:span> is called if the persistence-capable class implements <text:span text:style-name="T1">InstanceCallbacks</text:span>.]</text:p>
      <text:p text:style-name="P23">A5.5.6-5 [ A persistent-deleted instance transitions to transient at commit. During the transition, its persistent fields are written with their Java default values, and the instance loses its JDO Identity and its association with the <text:span text:style-name="T1">PersistenceManager</text:span>.] </text:p>
      <text:p text:style-name="P23">A5.5.6-6 [ A persistent-deleted instance transitions to hollow at rollback when restoreValues is false. The instance retains its JDO Identity and its association with the <text:span text:style-name="T1">PersistenceManager.</text:span>]</text:p>
      <text:h text:style-name="P31" text:outline-level="3">Persistent-new-deleted (Required)</text:h>
      <text:p text:style-name="P23">A5.5.7-1 [ JDO instances that represent instances that have been newly made persistent and deleted in the current transaction are persistent-new-deleted.]</text:p>
      <text:p text:style-name="P23">A5.5.7-2 [ Read access to primary key fields is permitted.] A5.5.7-3 &amp; A5.5.7-4 [ Any other access to persistent fields is not supported and might throw a <text:span text:style-name="T1">JDOUserException</text:span>.]</text:p>
      <text:p text:style-name="P23">A5.5.7-7 [Before the transition to persistent-new-deleted, the user-written <text:span text:style-name="T1">jdoPreDelete</text:span> is called if the persistence-capable class implements <text:span text:style-name="T1">InstanceCallbacks</text:span>.]</text:p>
      <text:p text:style-name="P23">A5.5.7-5 [ A persistent-new-deleted instance transitions to transient at commit. During the transition, its persistent fields are written with their Java default values, and the instance loses its JDO Identity and its association with the <text:span text:style-name="T1">PersistenceManager</text:span>.] </text:p>
      <text:p text:style-name="P23">A5.5.7-6 [ A persistent-new-deleted instance transitions to transient at rollback. The instance loses its JDO Identity and its association with the <text:span text:style-name="T1">PersistenceManager.</text:span>]</text:p>
      <text:p text:style-name="P23"><text:soft-page-break/>A5.5.7-8 [If <text:span text:style-name="T1">RestoreValues</text:span> is <text:span text:style-name="T1">true</text:span>, the values of managed fields in the instance are restored to their state as of the call to <text:span text:style-name="T1">makePersistent</text:span>. If <text:span text:style-name="T1">RestoreValues</text:span> is <text:span text:style-name="T1">false</text:span>, the values of managed fields in the instance are left as they were at the time rollback was called.]</text:p>
      <text:h text:style-name="P31" text:outline-level="3">Detached-clean (Required)</text:h>
      <text:p text:style-name="P23">A5.5.8-1 [JDO instances that have been detached from their persistence manager and have not been modified are detached-cle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span text:style-name="T1">DetachAllOnCommit</text:span>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A5.5.8-2 [Detached-clean instances transition to detached-dirty if a loaded field is modified.] A5.5.8-3 [Attempts to change their state via any of the persistence manager methods except for <text:span text:style-name="T1">makePersistent</text:span> and <text:span text:style-name="T1">deletePersistent</text:span>throw <text:span text:style-name="T1">JDOUserException</text:span>.]</text:p>
      <text:p text:style-name="P23">Evict, refresh, retrieve, makeTransient, makeTransactional, and makeNontransactional throw JDOUserException if a parameter instance is in the detached-clean or detached-dirty state.</text:p>
      <text:p text:style-name="P23">A detachable class is not serialization-compatible with the corresponding unenhanced class.</text:p>
      <text:p text:style-name="P23">Detached-clean instances transition to persistent-nontransactional or persistent-clean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text:a xlink:type="simple" xlink:href="#R-1034865"><text:bookmark-ref text:reference-format="text" text:ref-name="-1034865N">Error: Reference source not found</text:bookmark-ref></text:a>.</text:p>
      <text:h text:style-name="P31" text:outline-level="3">Detached-dirty (Required)</text:h>
      <text:p text:style-name="P23">JDO instances that have been removed from their persistence manager and have fields marked as modified are detached-dirty. </text:p>
      <text:p text:style-name="P23">A5.5.9-1 [Fields are marked as modified if a field of the detached instance is explicitly modified by the application.] </text:p>
      <text:p text:style-name="P23">A5.5.9-2 [Detached-dirty instances do not change their life cycle state unless <text:span text:style-name="T1">CopyOnAttach</text:span> is false. When <text:span text:style-name="T1">CopyOnAttach</text:span> is false, detached-dirty instances transition to persistent-dirty during <text:span text:style-name="T1">makePersistent</text:span>. ] </text:p>
      <text:p text:style-name="P23">Evict, refresh, retrieve, makeTransient, makeTransactional, and makeNontransactional throw JDOUserException if a parameter instance is in the detached-clean or detached-dirty state.</text:p>
      <text:p text:style-name="P15"><draw:frame draw:style-name="fr2" draw:name="6" text:anchor-type="as-char" svg:width="2.7917in" svg:height="0.1346in" draw:z-index="0"><draw:image xlink:href="Pictures/2000000700000FB5000000C94FDA4EAC.wmf" xlink:type="simple" xlink:show="embed" xlink:actuate="onLoad"/></draw:frame></text:p>
      <text:h text:style-name="P33" text:outline-level="2">Nontransactional (Optional)</text:h>
      <text:p text:style-name="P23">Management of nontransactional instances is an optional feature of a JDO implementation. Usage is primarily for slowly changing data or for optimistic transaction management, as the values in nontransactional instances are not guaranteed to be transactionally consistent. </text:p>
      <text:p text:style-name="P23"><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A5.6-1 [ If a <text:span text:style-name="T1">PersistenceManager</text:span> does not support this optional feature, an operation that would result in an instance transitioning to the persistent-nontransactional state] or [a request to set] the A5.6-2 [<text:span text:style-name="T1">NontransactionalRead</text:span>], A5.6-3 [<text:span text:style-name="T1">NontransactionalWrite</text:span>], A5.6-15 [<text:span text:style-name="T1">Optimistic</text:span>], or A5.6-4 [<text:span text:style-name="T1">RetainValues</text:span>] [option to <text:span text:style-name="T1">true</text:span>], [throws a <text:span text:style-name="T1">JDOUnsupportedOptionExcep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A5.6-5 [ Navigation] and A5.6-6 [ queries] are valid outside a transaction. It is a JDO implementation decision whether the instances returned are in the hollow or persistent-nontransactional state.</text:p>
      <text:p text:style-name="P20">•<text:span text:style-name="T3"><text:tab/></text:span>A5.6-7 [ When a managed, non-key field of a hollow instance is read outside a transaction, the instance transitions to persistent-nontransactional.]</text:p>
      <text:p text:style-name="P20">•<text:span text:style-name="T3"><text:tab/></text:span>A5.6-8 [ If a persistent-clean instance is the parameter of <text:span text:style-name="T1">makeNontransactional</text:span>, the instance transitions to persistent-nontransactional.]</text:p>
      <text:p text:style-name="P23">With <text:span text:style-name="T1">NontransactionalWrite</text:span> set to <text:span text:style-name="T1">true</text:span>:</text:p>
      <text:p text:style-name="P20">•<text:span text:style-name="T3"><text:tab/></text:span>A5.6-9 [ Modification of persistent-nontransactional instances is permitted outside a transaction. The changes might participate in a subsequent transactio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A5.6-10 [ persistent-clean], A5.6-11 [ persistent-new], and A5.6-12 [ persistent-dirty]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span text:style-name="T1">RestoreValues</text:span> set to <text:span text:style-name="T1">true</text:span>:</text:p>
      <text:p text:style-name="P20"><text:soft-page-break/>•<text:tab/>If the JDO implementation does not support persistent-nontransactional instances, at rollback A5.6-16 [persistent-deleted], A5.6-17 [persistent-clean] and A5.6-18 [persistent-dirty] instances transition to hollow.</text:p>
      <text:p text:style-name="P20">•<text:tab/>If the JDO implementation supports persistent-nontransactional instances, at rollback A5.6-19 [persistent-deleted], A5.6-20 [persistent-clean] and A5.6-21 [persistent-dirty] instances transition to persistent-nontransactional. The state of each managed field in A5.6-22 [persistent-deleted] and A5.6-23 [persistent-dirty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T5">]</text:span> </text:p>
      <text:h text:style-name="P32" text:outline-level="3">Persistent-nontransactional (Optional)</text:h>
      <text:p text:style-name="P23">NOTE: The following discussion applies only to datastore transactions. See section 5.8 for a discussion on how optimistic transactions change this behavior.</text:p>
      <text:p text:style-name="P23">JDO instances that represent specific persistent data in the datastore, whose values are currently loaded but not transactionally consistent, are persistent-nontransactional. A5.6.1-1 [ There is a JDO Identity associated with these instances], and A5.6.1-2 [ transactional instances can be obtained from the object ids.] </text:p>
      <text:p text:style-name="P23">The persistent-nontransactional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A5.6.1-4 [ persistent field values might be retrieved from the datastore by the <text:span text:style-name="T1">PersistenceManager</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A5.6.1-3 [ A5.6.1-5 [ A persistent-nontransactional instance transitions to persistent-clean if it is the parameter of a <text:span text:style-name="T1">makeTransactional</text:span> method executed when a transaction is in progress. The state of the instance in memory is discarded (cleared) and the state is loaded from the datastore.] </text:p>
      <text:p text:style-name="P23">A5.6.1-6 [ A persistent-nontransactional instance transitions to persistent-clean if any managed field is accessed when a datastore transaction is in progress. The state of the instance in memory is discarded and the state is loaded from the datastore.] </text:p>
      <text:p text:style-name="P23">A5.6.1-7 [ A persistent-nontransactional instance transitions to persistent-dirty if any managed field is written when a transaction is in progress. The state of the instance in memory is saved for use during rollback, and the state is loaded from the datastore. Then the change is applied.]</text:p>
      <text:p text:style-name="P23">A5.6.1-8 [ A persistent-nontransactional instance transitions to persistent-deleted if it is the parameter of <text:span text:style-name="T1">deletePersistent</text:span>. The state of the instance in memory is saved for use during rollback.] </text:p>
      <text:p text:style-name="P23"><text:soft-page-break/>A persistent-nontransactional instance transitions to detached if a transaction is commited while the DetachAllOnCommit property is true.</text:p>
      <text:p text:style-name="P23">A persistent-nontransactional instance transitions to persistent-nontransactional-dirty if a change is made outside a transaction while the NontransactionalWrite property is true.</text:p>
      <text:p text:style-name="P23">If the application does not hold a strong reference to a persistent-nontransactional instance, the instance might be garbage collected. The <text:span text:style-name="T1">PersistenceManager</text:span> must not hold a strong reference to any persistent-nontransactional instance.</text:p>
      <text:p text:style-name="P23">The behavior of persistent instances at close of the corresponding PersistenceManager is not further defined in this specification. </text:p>
      <text:h text:style-name="P31" text:outline-level="3">Persistent-nontransactional-dirty (Optional)</text:h>
      <text:p text:style-name="P23">JDO instances that represent specific persistent data in the datastore, whose values may be currently loaded but not transactionally consistent, and have been modified since the last commit, are persistent-nontransactional-dirty. A5.6.2-1 [ There is a JDO Identity associated with these instances], and A5.6.2-2 [non-transactional instances can be obtained from the object ids.] </text:p>
      <text:p text:style-name="P23">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A5.6.2-3 [A persistent-nontransactional-dirty instance transitions to hollow if it is the parameter of evict or evictAll. This allows the application to remove instances from the set of instances whose state is to be committed to the datastore.] </text:p>
      <text:p text:style-name="P23">A5.6.2-4 [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 A5.6.2-5 [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 </text:p>
      <text:p text:style-name="P23">A5.6.2-6 [If a datastore transaction is begun, no state change occurs immediately, and rollback will not write any changes to the datastore.] A5.6.2-7 [The persistent-nontransactional-dirty instances will transition according to the <text:span text:style-name="T1">RestoreValues</text:span> flag. With the <text:span text:style-name="T1">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1">RestoreValues</text:span> flag set to false, persistent-nontransactional-dirty instances will transition to hollow.] </text:p>
      <text:p text:style-name="P23">A5.6.2-8 [If an optimistic transaction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 A5.6.2-9 [The persistent-nontransactional-dirty instances will transition according to the <text:span text:style-name="T1">RetainValues</text:span> flag. With the <text:span text:style-name="T1">RetainValues</text:span> flag set to true, persistent-nontransactional-<text:soft-page-break/>dirty instances will transition to persistent-nontransactional. With the <text:span text:style-name="T1">RetainValues</text:span> flag set to false, persistent-nontransactional-dirty instances will transition to hollow.] </text:p>
      <text:p text:style-name="P23">A5.6.2-10 [If an optimistic transaction is begun, no state change occurs immediately, and rollback will not write any changes to the datastore. ] A5.6.2-11 [The persistent-nontransactional-dirty instances will transition according to the <text:span text:style-name="T1">RestoreValues</text:span> flag. ] A5.6.2-12 [With the <text:span text:style-name="T1">RestoreValues</text:span> flag set to true, persistent-nontransactional-dirty instances will make no state transition, ] A5.6.2-13 [but the fields will be restored to their values as of the beginning of the transaction, and any changes made within the transaction will be discarded. ] A5.6.2-14 [With the <text:span text:style-name="T1">RestoreValues</text:span> flag set to false, persistent-nontransactional-dirty instances will transition to hollow.]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0"><draw:image xlink:href="Pictures/2000000700000FB5000000C94FDA4EAC.wmf" xlink:type="simple" xlink:show="embed" xlink:actuate="onLoad"/></draw:frame></text:p>
      <text:h text:style-name="P33" text:outline-level="2">Transient Transactional (Optional)</text:h>
      <text:p text:style-name="P23">Management of transient transactional instances is an optional feature of a JDO implementation. The following sections describe the additional states and state changes when using transient transactional behavior.</text:p>
      <text:p text:style-name="P23">A5.7-1 [ A transient instance transitions to transient-clean if it is the parameter of <text:span text:style-name="T1">make-Transactional</text:span>.]</text:p>
      <text:h text:style-name="P31" text:outline-level="3">Transient-clean (Optional)</text:h>
      <text:p text:style-name="P23">JDO instances that represent transient transactional instances whose values have not been changed in the current transaction are transient-clean.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A5.7.1-1 [ A transient-clean instance transitions to transient-dirty if any managed field is changed in a transaction. During the transition, values of managed fields are saved by the <text:span text:style-name="T1">PersistenceManager</text:span> for use during rollback. This behavior is not dependent on the setting of the RestoreValues flag.]</text:p>
      <text:p text:style-name="P23">A5.7.1-2 [ A transient-clean instance transitions to transient if it is the parameter of <text:span text:style-name="T1">makeNontransactional</text:span>.] </text:p>
      <text:h text:style-name="P31" text:outline-level="3">Transient-dirty (Optional)</text:h>
      <text:p text:style-name="P23">JDO instances that represent transient transactional instances whose values have been changed in the current transaction are transient-dirty. This state is not reachable if the JDO <text:span text:style-name="T1">PersistenceManager</text:span> does not implement the optional feature <text:span text:style-name="T1">javax.jdo.option.TransientTransactional</text:span>.</text:p>
      <text:p text:style-name="P23">A5.7.2-1 [ A transient-dirty instance transitions to transient-clean at commit.] The values of managed fields saved (for rollback processing) at the time the transition was made from transient-clean to transient-dirty are discarded. A5.7.2-2 [ None of the values of fields in the instance are modified as a result of commit.]</text:p>
      <text:p text:style-name="P23">A5.7.2-3 [ A transient-dirty instance transitions to transient-clean at rollback.] A5.7.2-4 [ The values of managed fields saved at the time the transition was made from transient-clean to <text:soft-page-break/>transient-dirty are restored. This behavior is not dependent on the setting of the RestoreValues flag.]</text:p>
      <text:p text:style-name="P23">A5.7.2-5 [A transient-dirty instance transitions to persistent-new at <text:span text:style-name="T1">makePersistent</text:span>. The values of managed fields saved at the time the transition was made from transient-clean to transient-dirty are used as the before image for the purposes of rollback.]</text:p>
      <text:p text:style-name="P15"><draw:frame draw:style-name="fr2" draw:name="8" text:anchor-type="as-char" svg:width="2.7917in" svg:height="0.1346in" draw:z-index="0"><draw:image xlink:href="Pictures/2000000700000FB5000000C94FDA4EAC.wmf" xlink:type="simple" xlink:show="embed" xlink:actuate="onLoad"/></draw:frame></text:p>
      <text:h text:style-name="P33" text:outline-level="2"><text:bookmark text:name="R-1029265"/>Optimistic Transactions (Optional)<text:span text:style-name="T4">58</text:span></text:h>
      <text:p text:style-name="P23"><text:bookmark text:name="X-10601271"/>Optimistic transaction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A5.8-1 [ If a persistent field other than one of the primary key fields is read, a hollow instance transitions to persistent-nontransactional instead of persistent-clean.] A5.8-2 [ Subsequent reads of these fields do not cause a transition from persistent-nontransactional.]</text:p>
      <text:p text:style-name="P20">•<text:span text:style-name="T3"><text:tab/></text:span>A5.8-3 [ A persistent-nontransactional instance transitions to persistent-deleted if it is a parameter of <text:span text:style-name="T1">deletePersistent</text:span>.] The state of the managed fields of the instance in memory is saved for use during rollback, and for verification during commit. A5.8-4 [ The values in fields of the instance in memory are unchanged.] If fresh values need to be loaded from the datastore, then the user should first call <text:span text:style-name="T1">refresh</text:span> on the instance.</text:p>
      <text:p text:style-name="P20">•<text:span text:style-name="T3"><text:tab/></text:span>A5.8-5 [ A persistent-nontransactional instance transitions to persistent-clean if it is a parameter of a <text:span text:style-name="T1">makeTransactional</text:span> method executed when an optimistic transaction is in progress.] A5.8-6 [ The values in managed fields of the instance in memory are unchanged.] If fresh values need to be loaded from the datastore, then the user should first call <text:span text:style-name="T1">refresh</text:span> on the instance.</text:p>
      <text:p text:style-name="P20">•<text:span text:style-name="T3"><text:tab/></text:span>A5.8-7 [ A persistent-nontransactional instance transitions to persistent-dirty if a managed field is modified when an optimistic transaction is in progress.] If <text:span text:style-name="T1">RestoreValues</text:span> is <text:span text:style-name="T1">true</text:span>, a before image is saved before the state transition. This is used for restoring field values during rollback. Depending on the implementation the before image of the instance in memory might be saved for verification during commit. A5.8-8 [ The values in fields of the instance in memory are unchanged before the update is applied.] If fresh values need to be loaded from the datastore, then the user should first call <text:span text:style-name="T1">refresh</text:span> on the instance.</text:p>
      <text:p text:style-name="P26">A5.9-1 through A5.9-170 [</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6">method </text:span><text:span text:style-name="T7">\</text:span><text:span text:style-name="T6"> current state</text:span></text:p>
            </table:table-cell>
            <table:table-cell table:style-name="Table1.B1" office:value-type="string">
              <text:p text:style-name="P10">Transient</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Hollow</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ransient</text:p>
          </table:table-cell>
          <table:table-cell table:style-name="Table1.B2" office:value-type="string">
            <text:p text:style-name="P1">error</text:p>
          </table:table-cell>
          <table:table-cell table:style-name="Table1.B2" office:value-type="string">
            <text:p text:style-name="P1">Transient</text:p>
          </table:table-cell>
        </table:table-row>
        <text:soft-page-break/>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DetachAllOnCommit true</text:p>
          </table:table-cell>
          <table:table-cell table:style-name="Table1.B2" office:value-type="string">
            <text:p text:style-name="P1">unchanged</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row>
        <table:table-row table:style-name="Table1.1">
          <table:table-cell table:style-name="Table1.A2" office:value-type="string">
            <text:p text:style-name="P4">rollback</text:p>
            <text:p text:style-name="P6">restoreValues=fals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restoreValues=tru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3">refresh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ext:soft-page-break/>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able:table-row table:style-name="Table1.1">
          <table:table-cell table:style-name="Table1.A2" office:value-type="string">
            <text:p text:style-name="P3">retrieve outside or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detached-clean</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Optimistic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nontrans</text:p>
            <text:p text:style-name="P8">returned:</text:p>
            <text:p text:style-name="P6">detached-clean</text:p>
          </table:table-cell>
        </table:table-row>
        <text:soft-page-break/>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clean</text:p>
            <text:p text:style-name="P8">returned:</text:p>
            <text:p text:style-name="P6">detached-clean</text:p>
          </table:table-cell>
        </table:table-row>
      </table:table>
      <text:p text:style-name="P12"> </text:p>
      <text:p text:style-name="P12"> </text:p>
      <text:p text:style-name="P13">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6">method </text:span><text:span text:style-name="T7">\</text:span><text:span text:style-name="T6">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ransi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ransient</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DetachAllOnCommit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detached-clean</text:p>
          </table:table-cell>
        </table:table-row>
        <table:table-row table:style-name="Table2.1">
          <table:table-cell table:style-name="Table2.A2" office:value-type="string">
            <text:p text:style-name="P4">rollback</text:p>
            <text:p text:style-name="P6">restore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Hollow</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restore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P-nontrans</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Hollow</text:p>
          </table:table-cell>
        </table:table-row>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ext:soft-page-break/>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detached-clean</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optimistic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detached-clean</text:p>
          </table:table-cell>
        </table:table-row>
        <text:soft-page-break/>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detached-clean</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6">method </text:span><text:span text:style-name="T7">\</text:span><text:span text:style-name="T6"> current state</text:span></text:p>
            </table:table-cell>
            <table:table-cell table:style-name="Table3.B1" office:value-type="string">
              <text:p text:style-name="P10">P-nontrans-dirty</text:p>
            </table:table-cell>
            <table:table-cell table:style-name="Table3.B1" office:value-type="string">
              <text:p text:style-name="P10">detached-clean</text:p>
            </table:table-cell>
            <table:table-cell table:style-name="Table3.B1" office:value-type="string">
              <text:p text:style-name="P10">detached-dirty</text:p>
            </table:table-cell>
          </table:table-row>
        </table:table-header-rows>
        <table:table-row table:style-name="Table3.1">
          <table:table-cell table:style-name="Table3.A2" office:value-type="string">
            <text:p text:style-name="P1">makePersistent with active Optimistic transaction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Optimistic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hollow</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hollow</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detached-dirty</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DetachAllOnCommit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detached-clean</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0"><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14"><draw:text-box fo:min-height="0.0161in"><text:p text:style-name="P18"><draw:frame draw:style-name="fr2" draw:name="10" text:anchor-type="as-char" svg:width="6.5in" svg:height="2.4165in" draw:z-index="0"><draw:image xlink:href="Pictures/200000460000249100000D9970B6331E.wmf" xlink:type="simple" xlink:show="embed" xlink:actuate="onLoad"/></draw:frame></text:p></draw:text-box></draw:frame><draw:frame draw:style-name="fr2" draw:name="11" text:anchor-type="as-char" svg:width="6.5in" svg:height="0.1346in" draw:z-index="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15"><draw:text-box fo:min-height="0.0161in"><text:p text:style-name="P18"><draw:frame draw:style-name="fr2" draw:name="12" text:anchor-type="as-char" svg:width="6.5in" svg:height="2.75in" draw:z-index="0"><draw:image xlink:href="Pictures/200000500000249100000F798AA909DA.wmf" xlink:type="simple" xlink:show="embed" xlink:actuate="onLoad"/></draw:frame></text:p></draw:text-box></draw:frame><draw:frame draw:style-name="fr2" draw:name="13" text:anchor-type="as-char" svg:width="6.5in" svg:height="0.1346in" draw:z-index="0"><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16"><draw:text-box fo:min-height="0.0161in"><text:p text:style-name="P18"><draw:frame draw:style-name="fr2" draw:name="14" text:anchor-type="as-char" svg:width="6.5in" svg:height="2.3335in" draw:z-index="0"><draw:image xlink:href="Pictures/200000480000249100000D2113ED5087.wmf" xlink:type="simple" xlink:show="embed" xlink:actuate="onLoad"/></draw:frame></text:p></draw:text-box></draw:frame><text:soft-page-break/><draw:frame draw:style-name="fr2" draw:name="15" text:anchor-type="as-char" svg:width="6.5in" svg:height="0.1346in" draw:z-index="0"><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17"><draw:text-box fo:min-height="0.0161in"><text:p text:style-name="P18"><draw:frame draw:style-name="fr2" draw:name="16" text:anchor-type="as-char" svg:width="6.5in" svg:height="2in" draw:z-index="0"><draw:image xlink:href="Pictures/200000480000249100000B414C1F0D85.wmf" xlink:type="simple" xlink:show="embed" xlink:actuate="onLoad"/></draw:frame></text:p></draw:text-box></draw:frame><draw:frame draw:style-name="fr2" draw:name="17" text:anchor-type="as-char" svg:width="6.5in" svg:height="0.1346in" draw:z-index="0"><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18"><draw:text-box fo:min-height="0.0161in"><text:p text:style-name="P18"><draw:frame draw:style-name="fr2" draw:name="18" text:anchor-type="as-char" svg:width="6.5in" svg:height="2.5728in" draw:z-index="0"><draw:image xlink:href="Pictures/200000430000249100000E75FD98263A.wmf" xlink:type="simple" xlink:show="embed" xlink:actuate="onLoad"/></draw:frame></text:p></draw:text-box></draw:frame><draw:frame draw:style-name="fr2" draw:name="19" text:anchor-type="as-char" svg:width="6.5in" svg:height="0.1346in" draw:z-index="0"><draw:image xlink:href="Pictures/20000007000025F9000000C9F0140E06.wmf" xlink:type="simple" xlink:show="embed" xlink:actuate="onLoad"/></draw:frame></text:p>
      <text:p text:style-name="P29"><text:tab/>Figure 12.0<text:tab/>Life Cycle: Transient TransactionalLife Cycle: Transient Transactional</text:p>
      <text:p text:style-name="P17"><draw:frame draw:style-name="fr1" draw:name="Frame6" text:anchor-type="paragraph" svg:x="-0.0008in" svg:y="-0.0008in" fo:min-width="0.0161in" draw:z-index="19"><draw:text-box fo:min-height="0.0161in"><text:p text:style-name="P18"><draw:frame draw:style-name="fr2" draw:name="20" text:anchor-type="as-char" svg:width="6.5in" svg:height="2.6252in" draw:z-index="0"><draw:image xlink:href="Pictures/2000003A0000249100000EC57CBC684C.wmf" xlink:type="simple" xlink:show="embed" xlink:actuate="onLoad"/></draw:frame></text:p></draw:text-box></draw:frame><draw:frame draw:style-name="fr2" draw:name="21" text:anchor-type="as-char" svg:width="6.5in" svg:height="0.1346in" draw:z-index="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20"><draw:text-box fo:min-height="0.0161in"><text:p text:style-name="P18"><draw:frame draw:style-name="fr2" draw:name="22" text:anchor-type="as-char" svg:width="6.5in" svg:height="2.6252in" draw:z-index="0"><draw:image xlink:href="Pictures/200000570000249100000EC53D6287FF.wmf" xlink:type="simple" xlink:show="embed" xlink:actuate="onLoad"/></draw:frame></text:p></draw:text-box></draw:frame><draw:frame draw:style-name="fr2" draw:name="23" text:anchor-type="as-char" svg:width="6.5in" svg:height="0.1346in" draw:z-index="0"><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21"><draw:text-box fo:min-height="0.0161in"><text:p text:style-name="P18"><draw:frame draw:style-name="fr2" draw:name="24" text:anchor-type="as-char" svg:width="6.5in" svg:height="4.052in" draw:z-index="0"><draw:image xlink:href="Pictures/2000010800002491000016CED76B8C04.wmf" xlink:type="simple" xlink:show="embed" xlink:actuate="onLoad"/></draw:frame></text:p></draw:text-box></draw:frame>NOTE: Not all possible state transitions are shown in this diagram.</text:p>
      <text:p text:style-name="P28"><text:soft-page-break/>1.<text:tab/>A transient instance transitions to persistent-new when the instance is the parameter of a <text:span text:style-name="T2">makePersistent</text:span> method.</text:p>
      <text:p text:style-name="P28"><text:soft-page-break/>2.<text:tab/>A persistent-new instance transitions to hollow when the transaction in which it was made persistent commits.</text:p>
      <text:p text:style-name="P28">3.<text:tab/>A hollow instance transitions to persistent-clean when a field is read.</text:p>
      <text:p text:style-name="P28">4.<text:tab/>A persistent-clean instance transitions to persistent-dirty when a field is written.</text:p>
      <text:p text:style-name="P28">5.<text:tab/>A persistent-dirty instance transitions to hollow at commit or rollback.</text:p>
      <text:p text:style-name="P28">6.<text:tab/>A persistent-clean instance transitions to hollow at commit or rollback.</text:p>
      <text:p text:style-name="P28">7.<text:tab/>A transient instance transitions to transient-clean when it is the parameter of a <text:span text:style-name="T2">makeTransactional</text:span> method.</text:p>
      <text:p text:style-name="P28">8.<text:tab/>A transient-clean instance transitions to transient-dirty when a field is written.</text:p>
      <text:p text:style-name="P28">9.<text:tab/>A transient-dirty instance transitions to transient-clean at commit or rollback.</text:p>
      <text:p text:style-name="P28">10.<text:tab/>A transient-clean instance transitions to transient when it is the parameter of a <text:span text:style-name="T2">makeNontransactional</text:span> method.</text:p>
      <text:p text:style-name="P28">11.<text:tab/>A hollow instance transitions to persistent-dirty when a field is written.</text:p>
      <text:p text:style-name="P28">12.<text:tab/>A persistent-clean instance transitions to persistent-nontransactional at commit <text:span text:style-name="T5">when </text:span><text:span text:style-name="T2">RetainValues</text:span><text:span text:style-name="T5"> is set to </text:span><text:span text:style-name="T2">true</text:span>, at rollback <text:span text:style-name="T5">when </text:span><text:span text:style-name="T2">RestoreValues</text:span><text:span text:style-name="T5"> is set to </text:span><text:span text:style-name="T2">true</text:span><text:span text:style-name="T5">, </text:span>or when it is the parameter of a <text:span text:style-name="T2">makeNontransactional</text:span> method.</text:p>
      <text:p text:style-name="P28">13.<text:tab/>A persistent-nontransactional instance transitions to persistent-clean when it is the parameter of a <text:span text:style-name="T2">makeTransactional</text:span> method.</text:p>
      <text:p text:style-name="P28">14.<text:tab/>A persistent-nontransactional instance transitions to persistent-dirty when a field is written in a transaction.</text:p>
      <text:p text:style-name="P28">15.<text:tab/>A persistent-new instance transitions to transient on rollback.</text:p>
      <text:p text:style-name="P28">16.<text:tab/>A persistent-new instance transitions to persistent-new-deleted when it is the parameter of <text:span text:style-name="T2">deletePersistent</text:span>.</text:p>
      <text:p text:style-name="P28">17.<text:tab/>A persistent-new-deleted instance transitions to transient on rollback. The values of the fields are restored as of the <text:span text:style-name="T2">makePersistent</text:span> method.</text:p>
      <text:p text:style-name="P28">18.<text:tab/>A persistent-new-deleted instance transitions to transient on commit. No changes are made to the values.</text:p>
      <text:p text:style-name="P28">19.<text:tab/>A hollow, persistent-clean, or persistent-dirty instance transitions to persistent-deleted when it is the parameter of <text:span text:style-name="T2">deletePersistent</text:span>.</text:p>
      <text:p text:style-name="P28">20.<text:tab/>A persistent-deleted instance transitions to transient when the transaction in which it was deleted commits.</text:p>
      <text:p text:style-name="P28"><text:soft-page-break/>21.<text:tab/>A persistent-deleted instance transitions to hollow when the transaction in which it was deleted rolls back.</text:p>
      <text:p text:style-name="P28">22.<text:tab/>A hollow instance transitions to persistent-nontransactional when the <text:span text:style-name="T2">NontransactionalRead</text:span> option is set to <text:span text:style-name="T2">true</text:span>, a field is read, and there is either an optimistic transaction or no transaction active.</text:p>
      <text:p text:style-name="P28">23.<text:tab/><text:span text:style-name="T5">A </text:span>persistent-dirty instance transitions to persistent-nontransactional at commit <text:span text:style-name="T5">when </text:span><text:span text:style-name="T2">RetainValues</text:span><text:span text:style-name="T5"> is set to </text:span><text:span text:style-name="T2">true</text:span> or at <text:span text:style-name="T2">rollback</text:span> <text:span text:style-name="T5">when </text:span><text:span text:style-name="T2">RestoreValues</text:span><text:span text:style-name="T5"> is set to </text:span><text:span text:style-name="T2">true</text:span><text:span text:style-name="T5">.</text:span></text:p>
      <text:p text:style-name="P28">24.<text:tab/><text:span text:style-name="T5">A </text:span>persistent-new instance transitions to persistent-nontransactional at commit <text:span text:style-name="T5">when </text:span><text:span text:style-name="T2">RetainValues</text:span><text:span text:style-name="T5"> is set to </text:span><text:span text:style-name="T2">true</text:span><text:span text:style-name="T5">.</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2:01.55</meta:creation-date>
    <meta:editing-duration>PT7M22S</meta:editing-duration>
    <meta:generator>OpenOffice.org/3.4$Win32 OpenOffice.org_project/340m1$Build-9590</meta:generator>
    <dc:title>JDO_Chapter</dc:title>
    <dc:date>2012-07-09T20:31:51.11</dc:date>
    <meta:document-statistic meta:table-count="3" meta:image-count="25" meta:object-count="0" meta:page-count="38" meta:paragraph-count="835" meta:word-count="9519" meta:character-count="664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